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Object 7/" manifest:media-type="application/vnd.oasis.opendocument.formula"/>
  <manifest:file-entry manifest:full-path="Object 8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" style:parent-style-name="Normal" style:family="paragraph">
      <style:paragraph-properties fo:text-align="center"/>
    </style:style>
    <style:style style:name="T7" style:parent-style-name="DefaultParagraphFont" style:family="text">
      <style:text-properties style:font-name-asian="Times New Roman"/>
    </style:style>
    <style:style style:name="T8" style:parent-style-name="DefaultParagraphFont" style:family="text">
      <style:text-properties style:font-name-asian="Times New Roman" fo:font-weight="bold" style:font-weight-asian="bold" style:font-weight-complex="bold"/>
    </style:style>
    <style:style style:name="T9" style:parent-style-name="DefaultParagraphFont" style:family="text">
      <style:text-properties style:font-name-asian="Times New Roman"/>
    </style:style>
    <style:style style:name="T10" style:parent-style-name="DefaultParagraphFont" style:family="text">
      <style:text-properties style:font-name="Cambria Math" style:font-name-asian="Times New Roman" fo:font-style="italic" style:font-style-asian="italic"/>
    </style:style>
    <style:style style:name="T11" style:parent-style-name="DefaultParagraphFont" style:family="text">
      <style:text-properties style:font-name-asian="Times New Roman" fo:font-weight="bold" style:font-weight-asian="bold" style:font-weight-complex="bold"/>
    </style:style>
    <style:style style:name="T12" style:parent-style-name="DefaultParagraphFont" style:family="text">
      <style:text-properties style:font-name-asian="Times New Roman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style:font-name-asian="Times New Roman"/>
    </style:style>
    <style:style style:name="T15" style:parent-style-name="DefaultParagraphFont" style:family="text">
      <style:text-properties style:font-name-asian="Times New Roman" fo:font-weight="bold" style:font-weight-asian="bold" style:font-weight-complex="bold"/>
    </style:style>
    <style:style style:name="T16" style:parent-style-name="DefaultParagraphFont" style:family="text">
      <style:text-properties style:font-name-asian="Times New Roman"/>
    </style:style>
    <style:style style:name="T17" style:parent-style-name="DefaultParagraphFont" style:family="text">
      <style:text-properties style:font-name-asian="Times New Roman"/>
    </style:style>
    <style:style style:name="T18" style:parent-style-name="DefaultParagraphFont" style:family="text">
      <style:text-properties style:font-name-asian="Times New Roman"/>
    </style:style>
    <style:style style:name="T19" style:parent-style-name="DefaultParagraphFont" style:family="text">
      <style:text-properties style:font-name-asian="Times New Roman"/>
    </style:style>
    <style:style style:name="T20" style:parent-style-name="DefaultParagraphFont" style:family="text">
      <style:text-properties style:font-name-asian="Times New Roman" style:text-position="super 63.6%"/>
    </style:style>
    <style:style style:name="T21" style:parent-style-name="DefaultParagraphFont" style:family="text">
      <style:text-properties style:font-name-asian="Times New Roman"/>
    </style:style>
    <style:style style:name="T22" style:parent-style-name="DefaultParagraphFont" style:family="text">
      <style:text-properties style:font-name-asian="Times New Roman" style:text-position="sub 63.6%"/>
    </style:style>
    <style:style style:name="T23" style:parent-style-name="DefaultParagraphFont" style:family="text">
      <style:text-properties style:font-name-asian="Times New Roman"/>
    </style:style>
    <style:style style:name="P2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5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6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7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8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29" style:parent-style-name="ListParagraph" style:list-style-name="LFO1" style:family="paragraph"/>
    <style:style style:name="T30" style:parent-style-name="DefaultParagraphFont" style:family="text">
      <style:text-properties style:text-position="super 63.6%"/>
    </style:style>
    <style:style style:family="graphic" style:name="a6">
      <style:graphic-properties style:vertical-pos="middle"/>
    </style:style>
    <style:style style:family="graphic" style:name="a0">
      <style:graphic-properties style:vertical-pos="middle"/>
    </style:style>
    <style:style style:family="graphic" style:name="a7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5">
      <style:graphic-properties style:vertical-pos="middle"/>
    </style:style>
  </office:automatic-styles>
  <office:body>
    <office:text text:use-soft-page-breaks="true">
      <text:p text:style-name="P1">The vibrational frequencies of Nitrogen and Oxygen molecules</text:p>
      <text:p text:style-name="P3">Computer Modelling Exercise 3</text:p>
      <text:p text:style-name="P4">E Forster</text:p>
      <text:p text:style-name="Normal"/>
      <text:p text:style-name="P5">Introduction and Theory:</text:p>
      <text:p text:style-name="Normal">The aim of this exercise was to simulate Oxygen and Nitrogen molecules under various initial conditions<text:s/>to find their wavenumber and compare them to experimental values. <text:s/></text:p>
      <text:p text:style-name="Normal">The particles were to interact with each other via the Morse Potential:</text:p>
      <text:p text:style-name="P6"><draw:frame draw:style-name="a0" text:anchor-type="as-char" svg:x="0in" svg:y="0in" svg:width="2.94792in" svg:height="0.25in" style:rel-width="scale" style:rel-height="scale"><draw:object xlink:href="Object 1/" xlink:type="simple" xlink:show="embed" xlink:actuate="onLoad"/></draw:frame></text:p>
      <text:p text:style-name="Normal"><text:span text:style-name="T7">Where: <text:s/></text:span><draw:frame draw:style-name="a1" text:anchor-type="as-char" svg:x="0in" svg:y="0in" svg:width="0.88542in" svg:height="0.17708in" style:rel-width="scale" style:rel-height="scale"><draw:object xlink:href="Object 2/" xlink:type="simple" xlink:show="embed" xlink:actuate="onLoad"/></draw:frame><text:span text:style-name="T8"><text:s/></text:span><text:span text:style-name="T9">and<text:s/></text:span><text:span text:style-name="T10"><text:s/></text:span><draw:frame draw:style-name="a2" text:anchor-type="as-char" svg:x="0in" svg:y="0in" svg:width="0.6875in" svg:height="0.17708in" style:rel-width="scale" style:rel-height="scale"><draw:object xlink:href="Object 3/" xlink:type="simple" xlink:show="embed" xlink:actuate="onLoad"/></draw:frame></text:p>
      <text:p text:style-name="Normal">The force on the particle at<text:s/><draw:frame draw:style-name="a3" text:anchor-type="as-char" svg:x="0in" svg:y="0in" svg:width="0.13542in" svg:height="0.17708in" style:rel-width="scale" style:rel-height="scale"><draw:object xlink:href="Object 4/" xlink:type="simple" xlink:show="embed" xlink:actuate="onLoad"/></draw:frame><text:span text:style-name="T11"><text:s/></text:span><text:span text:style-name="T12">is then:</text:span></text:p>
      <text:p text:style-name="P13"><draw:frame draw:style-name="a4" text:anchor-type="as-char" svg:x="0in" svg:y="0in" svg:width="3.69792in" svg:height="0.25in" style:rel-width="scale" style:rel-height="scale"><draw:object xlink:href="Object 5/" xlink:type="simple" xlink:show="embed" xlink:actuate="onLoad"/></draw:frame></text:p>
      <text:p text:style-name="Normal"><text:span text:style-name="T14">Where:<text:s/></text:span><draw:frame draw:style-name="a5" text:anchor-type="as-char" svg:x="0in" svg:y="0in" svg:width="0.71875in" svg:height="0.17708in" style:rel-width="scale" style:rel-height="scale"><draw:object xlink:href="Object 6/" xlink:type="simple" xlink:show="embed" xlink:actuate="onLoad"/></draw:frame><text:span text:style-name="T15"><text:s/></text:span><text:span text:style-name="T16">and<text:s/></text:span><draw:frame draw:style-name="a6" text:anchor-type="as-char" svg:x="0in" svg:y="0in" svg:width="0.75in" svg:height="0.34375in" style:rel-width="scale" style:rel-height="scale"><draw:object xlink:href="Object 7/" xlink:type="simple" xlink:show="embed" xlink:actuate="onLoad"/></draw:frame></text:p>
      <text:p text:style-name="Normal"><text:span text:style-name="T17">The unit for time is<text:s/></text:span><draw:frame draw:style-name="a7" text:anchor-type="as-char" svg:x="0in" svg:y="0in" svg:width="0.55208in" svg:height="0.375in" style:rel-width="scale" style:rel-height="scale"><draw:object xlink:href="Object 8/" xlink:type="simple" xlink:show="embed" xlink:actuate="onLoad"/></draw:frame><text:span text:style-name="T18"><text:s/>in simulation so must be multiplied by 1.018050571</text:span><text:span text:style-name="T19"><text:s/>x 10</text:span><text:span text:style-name="T20"><text:s/>-14</text:span><text:span text:style-name="T21"><text:s/>to convert into seconds<text:s/></text:span><text:span text:style-name="T22">[1.]</text:span><text:span text:style-name="T23">.<text:s/></text:span></text:p>
      <text:p text:style-name="Normal"/>
      <text:p text:style-name="P24">Computational<text:s/>Method:</text:p>
      <text:p text:style-name="Normal">Experiments were done computationally using Python language, with methods describing the Morse Potential and making a particle class that could hold and use information of a three-dimensional particle.</text:p>
      <text:p text:style-name="Normal">There were two different simulations that were separated by the time integrators used. <text:s/>The symplectic Euler method and the velocity Verlet time integrators were implemented to model the evolution of two interacting particles. <text:s/>The Euler scheme starts at every time-step updating the particle positions based on their velocities, then uses the updated positions to obtain updated forces and velocities. <text:s text:c="2"/>The Verlet method<text:s/>expands positions to<text:s/>second order derivatives<text:s/>and updates the<text:s/>velocity<text:s/>by averaging the current and new forces.<text:s text:c="2"/>The Verlet scheme starts at every time-step updating the particle position, then the force and from there updates the velocity.<text:s/></text:p>
      <text:p text:style-name="Normal">Convergence was analysed in repeating the simulation for Oxygen molecules at different time-steps<text:s/>to<text:s/>find the ideal time-step parameter that was the maximum time-step that had a relative frequency error under 0.5%.</text:p>
      <text:p text:style-name="Normal">Finally, Nitrogen was analysed<text:s/>to investigate the difference between<text:s/>no-spin<text:s/>Nitrogen<text:s/>and rotating molecule of Nitrogen.</text:p>
      <text:p text:style-name="Normal"/>
      <text:p text:style-name="Normal"/>
      <text:p text:style-name="P25">Results and Analysis:</text:p>
      <text:p text:style-name="Normal">Help</text:p>
      <text:p text:style-name="Normal"/>
      <text:p text:style-name="Normal"/>
      <text:p text:style-name="P26">Discussion:</text:p>
      <text:p text:style-name="Normal">Help</text:p>
      <text:p text:style-name="Normal"/>
      <text:p text:style-name="Normal"/>
      <text:p text:style-name="P27">Conclusions:</text:p>
      <text:p text:style-name="Normal">Help</text:p>
      <text:p text:style-name="Normal"/>
      <text:p text:style-name="Normal"/>
      <text:p text:style-name="P28">References:</text:p>
      <text:list text:style-name="LFO1" text:continue-numbering="true">
        <text:list-item>
          <text:p text:style-name="P29">Exercise 3: Time Integration, Computer Modelling Assignment, accessed via The University of Edinburgh’s LEARN page. <text:s/>Date accessed: 4<text:span text:style-name="T30">th</text:span><text:s/>December 2021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PlaceholderText" style:display-name="Placeholder Text" style:family="text" style:parent-style-name="DefaultParagraphFont">
      <style:text-properties fo:color="#80808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DefaultParagraphFont" style:family="text">
      <style:text-properties style:text-position="super 63.6%"/>
    </style:style>
  </office:automatic-styles>
  <office:master-styles>
    <style:master-page style:name="MP0" style:page-layout-name="PL0">
      <style:header>
        <text:p text:style-name="Header">S1639706<text:tab/><text:tab/>4<text:span text:style-name="T2">th</text:span><text:s/>December 2021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lizabeth Forster</meta:initial-creator>
    <dc:creator>Elizabeth Forster</dc:creator>
    <meta:creation-date>2021-12-03T16:39:00Z</meta:creation-date>
    <dc:date>2021-12-04T17:49:00Z</dc:date>
    <meta:template xlink:href="Normal" xlink:type="simple"/>
    <meta:editing-cycles>5</meta:editing-cycles>
    <meta:editing-duration>PT90600S</meta:editing-duration>
    <meta:document-statistic meta:page-count="2" meta:paragraph-count="4" meta:word-count="348" meta:character-count="2329" meta:row-count="16" meta:non-whitespace-character-count="1985"/>
  </office:meta>
</office:document-meta>
</file>

<file path=Object 1/content.xml><?xml version="1.0" encoding="utf-8"?>
<mml:math xmlns:mml="http://www.w3.org/1998/Math/MathML" xmlns:m="http://schemas.openxmlformats.org/officeDocument/2006/math">
  <mml:msub>
    <mml:mrow>
      <mml:mi>U</mml:mi>
    </mml:mrow>
    <mml:mrow>
      <mml:mi>M</mml:mi>
    </mml:mrow>
  </mml:msub>
  <mml:mfenced separators="|">
    <mml:mrow>
      <mml:msub>
        <mml:mrow>
          <mml:mi mathvariant="bold">r</mml:mi>
        </mml:mrow>
        <mml:mrow>
          <mml:mn>1</mml:mn>
        </mml:mrow>
      </mml:msub>
      <mml:mo>,</mml:mo>
      <mml:msub>
        <mml:mrow>
          <mml:mi mathvariant="bold">r</mml:mi>
        </mml:mrow>
        <mml:mrow>
          <mml:mn>2</mml:mn>
        </mml:mrow>
      </mml:msub>
    </mml:mrow>
  </mml:mfenced>
  <mml:mo>=</mml:mo>
  <mml:mi mathvariant="normal"> </mml:mi>
  <mml:msub>
    <mml:mrow>
      <mml:mi>D</mml:mi>
    </mml:mrow>
    <mml:mrow>
      <mml:mi>e</mml:mi>
    </mml:mrow>
  </mml:msub>
  <mml:mi mathvariant="normal"> </mml:mi>
  <mml:mo>{</mml:mo>
  <mml:mi mathvariant="normal"> </mml:mi>
  <mml:msup>
    <mml:mrow>
      <mml:mfenced open="[" close="]" separators="|">
        <mml:mrow>
          <mml:mi mathvariant="normal"> </mml:mi>
          <mml:mn>1</mml:mn>
          <mml:mi mathvariant="normal"> </mml:mi>
          <mml:mo>-</mml:mo>
          <mml:mi mathvariant="normal"> </mml:mi>
          <mml:msup>
            <mml:mrow>
              <mml:mi>e</mml:mi>
            </mml:mrow>
            <mml:mrow>
              <mml:mo>-</mml:mo>
              <mml:mi mathvariant="normal">α</mml:mi>
              <mml:mi mathvariant="normal"> </mml:mi>
              <mml:mfenced separators="|">
                <mml:mrow>
                  <mml:msub>
                    <mml:mrow>
                      <mml:mi mathvariant="normal">r</mml:mi>
                    </mml:mrow>
                    <mml:mrow>
                      <mml:mn>12</mml:mn>
                    </mml:mrow>
                  </mml:msub>
                  <mml:mi mathvariant="normal"> </mml:mi>
                  <mml:mo>-</mml:mo>
                  <mml:mi mathvariant="normal"> </mml:mi>
                  <mml:msub>
                    <mml:mrow>
                      <mml:mi mathvariant="normal">r</mml:mi>
                    </mml:mrow>
                    <mml:mrow>
                      <mml:mi>e</mml:mi>
                    </mml:mrow>
                  </mml:msub>
                </mml:mrow>
              </mml:mfenced>
            </mml:mrow>
          </mml:msup>
          <mml:mi mathvariant="normal"> </mml:mi>
        </mml:mrow>
      </mml:mfenced>
    </mml:mrow>
    <mml:mrow>
      <mml:mn>2</mml:mn>
    </mml:mrow>
  </mml:msup>
  <mml:mi mathvariant="normal"> </mml:mi>
  <mml:mo>-</mml:mo>
  <mml:mi mathvariant="normal"> </mml:mi>
  <mml:mn>1</mml:mn>
  <mml:mi mathvariant="normal"> </mml:mi>
  <mml:mo>}</mml:mo>
</mml:math>
</file>

<file path=Object 2/content.xml><?xml version="1.0" encoding="utf-8"?>
<mml:math xmlns:mml="http://www.w3.org/1998/Math/MathML" xmlns:m="http://schemas.openxmlformats.org/officeDocument/2006/math">
  <mml:msub>
    <mml:mrow>
      <mml:mi mathvariant="bold">r</mml:mi>
    </mml:mrow>
    <mml:mrow>
      <mml:mn>12</mml:mn>
    </mml:mrow>
  </mml:msub>
  <mml:mo>=</mml:mo>
  <mml:msub>
    <mml:mrow>
      <mml:mi mathvariant="bold">r</mml:mi>
    </mml:mrow>
    <mml:mrow>
      <mml:mn>2</mml:mn>
    </mml:mrow>
  </mml:msub>
  <mml:mo>-</mml:mo>
  <mml:mi mathvariant="bold-italic"> </mml:mi>
  <mml:msub>
    <mml:mrow>
      <mml:mi mathvariant="bold">r</mml:mi>
    </mml:mrow>
    <mml:mrow>
      <mml:mn>1</mml:mn>
    </mml:mrow>
  </mml:msub>
</mml:math>
</file>

<file path=Object 3/content.xml><?xml version="1.0" encoding="utf-8"?>
<mml:math xmlns:mml="http://www.w3.org/1998/Math/MathML" xmlns:m="http://schemas.openxmlformats.org/officeDocument/2006/math">
  <mml:msub>
    <mml:mrow>
      <mml:mi>r</mml:mi>
    </mml:mrow>
    <mml:mrow>
      <mml:mn>12</mml:mn>
    </mml:mrow>
  </mml:msub>
  <mml:mo>=</mml:mo>
  <mml:mo>|</mml:mo>
  <mml:msub>
    <mml:mrow>
      <mml:mi mathvariant="bold">r</mml:mi>
    </mml:mrow>
    <mml:mrow>
      <mml:mn>12</mml:mn>
    </mml:mrow>
  </mml:msub>
  <mml:mo>|</mml:mo>
</mml:math>
</file>

<file path=Object 4/content.xml><?xml version="1.0" encoding="utf-8"?>
<mml:math xmlns:mml="http://www.w3.org/1998/Math/MathML" xmlns:m="http://schemas.openxmlformats.org/officeDocument/2006/math">
  <mml:msub>
    <mml:mrow>
      <mml:mi mathvariant="bold">r</mml:mi>
    </mml:mrow>
    <mml:mrow>
      <mml:mn>1</mml:mn>
    </mml:mrow>
  </mml:msub>
</mml:math>
</file>

<file path=Object 5/content.xml><?xml version="1.0" encoding="utf-8"?>
<mml:math xmlns:mml="http://www.w3.org/1998/Math/MathML" xmlns:m="http://schemas.openxmlformats.org/officeDocument/2006/math">
  <mml:msub>
    <mml:mrow>
      <mml:mi mathvariant="bold-italic">F</mml:mi>
    </mml:mrow>
    <mml:mrow>
      <mml:mn>1</mml:mn>
    </mml:mrow>
  </mml:msub>
  <mml:mfenced separators="|">
    <mml:mrow>
      <mml:msub>
        <mml:mrow>
          <mml:mi mathvariant="bold">r</mml:mi>
        </mml:mrow>
        <mml:mrow>
          <mml:mn>1</mml:mn>
        </mml:mrow>
      </mml:msub>
      <mml:mo>,</mml:mo>
      <mml:msub>
        <mml:mrow>
          <mml:mi mathvariant="bold">r</mml:mi>
        </mml:mrow>
        <mml:mrow>
          <mml:mn>2</mml:mn>
        </mml:mrow>
      </mml:msub>
    </mml:mrow>
  </mml:mfenced>
  <mml:mo>=</mml:mo>
  <mml:mi mathvariant="normal"> </mml:mi>
  <mml:msub>
    <mml:mrow>
      <mml:mn>2</mml:mn>
      <mml:mi> </mml:mi>
      <mml:mi>α</mml:mi>
      <mml:mi> </mml:mi>
      <mml:mi>D</mml:mi>
    </mml:mrow>
    <mml:mrow>
      <mml:mi>e</mml:mi>
    </mml:mrow>
  </mml:msub>
  <mml:mi mathvariant="normal"> </mml:mi>
  <mml:msup>
    <mml:mrow>
      <mml:mfenced open="[" close="]" separators="|">
        <mml:mrow>
          <mml:mi mathvariant="normal"> </mml:mi>
          <mml:mn>1</mml:mn>
          <mml:mi mathvariant="normal"> </mml:mi>
          <mml:mo>-</mml:mo>
          <mml:mi mathvariant="normal"> </mml:mi>
          <mml:msup>
            <mml:mrow>
              <mml:mi>e</mml:mi>
            </mml:mrow>
            <mml:mrow>
              <mml:mo>-</mml:mo>
              <mml:mi mathvariant="normal">α</mml:mi>
              <mml:mi mathvariant="normal"> </mml:mi>
              <mml:mfenced separators="|">
                <mml:mrow>
                  <mml:msub>
                    <mml:mrow>
                      <mml:mi mathvariant="normal">r</mml:mi>
                    </mml:mrow>
                    <mml:mrow>
                      <mml:mn>12</mml:mn>
                    </mml:mrow>
                  </mml:msub>
                  <mml:mi mathvariant="normal"> </mml:mi>
                  <mml:mo>-</mml:mo>
                  <mml:mi mathvariant="normal"> </mml:mi>
                  <mml:msub>
                    <mml:mrow>
                      <mml:mi mathvariant="normal">r</mml:mi>
                    </mml:mrow>
                    <mml:mrow>
                      <mml:mi>e</mml:mi>
                    </mml:mrow>
                  </mml:msub>
                </mml:mrow>
              </mml:mfenced>
            </mml:mrow>
          </mml:msup>
          <mml:mi mathvariant="normal"> </mml:mi>
        </mml:mrow>
      </mml:mfenced>
    </mml:mrow>
    <mml:mrow>
      <mml:mn>2</mml:mn>
    </mml:mrow>
  </mml:msup>
  <mml:mi mathvariant="normal"> </mml:mi>
  <mml:msup>
    <mml:mrow>
      <mml:mi>e</mml:mi>
    </mml:mrow>
    <mml:mrow>
      <mml:mo>-</mml:mo>
      <mml:mi mathvariant="normal">α</mml:mi>
      <mml:mi mathvariant="normal"> </mml:mi>
      <mml:mfenced separators="|">
        <mml:mrow>
          <mml:msub>
            <mml:mrow>
              <mml:mi mathvariant="normal">r</mml:mi>
            </mml:mrow>
            <mml:mrow>
              <mml:mn>12</mml:mn>
            </mml:mrow>
          </mml:msub>
          <mml:mi mathvariant="normal"> </mml:mi>
          <mml:mo>-</mml:mo>
          <mml:mi mathvariant="normal"> </mml:mi>
          <mml:msub>
            <mml:mrow>
              <mml:mi mathvariant="normal">r</mml:mi>
            </mml:mrow>
            <mml:mrow>
              <mml:mi>e</mml:mi>
            </mml:mrow>
          </mml:msub>
        </mml:mrow>
      </mml:mfenced>
    </mml:mrow>
  </mml:msup>
  <mml:mi mathvariant="normal"> </mml:mi>
  <mml:msub>
    <mml:mrow>
      <mml:mover accent="true">
        <mml:mrow>
          <mml:mi mathvariant="bold-italic">r</mml:mi>
        </mml:mrow>
        <mml:mo>^</mml:mo>
      </mml:mover>
    </mml:mrow>
    <mml:mrow>
      <mml:mn>12</mml:mn>
    </mml:mrow>
  </mml:msub>
</mml:math>
</file>

<file path=Object 6/content.xml><?xml version="1.0" encoding="utf-8"?>
<mml:math xmlns:mml="http://www.w3.org/1998/Math/MathML" xmlns:m="http://schemas.openxmlformats.org/officeDocument/2006/math">
  <mml:msub>
    <mml:mrow>
      <mml:mi mathvariant="bold-italic">F</mml:mi>
    </mml:mrow>
    <mml:mrow>
      <mml:mn>2</mml:mn>
    </mml:mrow>
  </mml:msub>
  <mml:mo>=</mml:mo>
  <mml:mi mathvariant="bold-italic"> </mml:mi>
  <mml:mo>-</mml:mo>
  <mml:mi mathvariant="bold-italic"> </mml:mi>
  <mml:msub>
    <mml:mrow>
      <mml:mi mathvariant="bold-italic">F</mml:mi>
    </mml:mrow>
    <mml:mrow>
      <mml:mn>1</mml:mn>
    </mml:mrow>
  </mml:msub>
</mml:math>
</file>

<file path=Object 7/content.xml><?xml version="1.0" encoding="utf-8"?>
<mml:math xmlns:mml="http://www.w3.org/1998/Math/MathML" xmlns:m="http://schemas.openxmlformats.org/officeDocument/2006/math">
  <mml:msub>
    <mml:mrow>
      <mml:mover accent="true">
        <mml:mrow>
          <mml:mi mathvariant="bold-italic">r</mml:mi>
        </mml:mrow>
        <mml:mo>^</mml:mo>
      </mml:mover>
    </mml:mrow>
    <mml:mrow>
      <mml:mn>12</mml:mn>
    </mml:mrow>
  </mml:msub>
  <mml:mo>=</mml:mo>
  <mml:mi mathvariant="bold-italic"> </mml:mi>
  <mml:mfrac>
    <mml:mrow>
      <mml:msub>
        <mml:mrow>
          <mml:mi mathvariant="bold">r</mml:mi>
        </mml:mrow>
        <mml:mrow>
          <mml:mn>12</mml:mn>
        </mml:mrow>
      </mml:msub>
    </mml:mrow>
    <mml:mrow>
      <mml:mo>|</mml:mo>
      <mml:msub>
        <mml:mrow>
          <mml:mi mathvariant="bold">r</mml:mi>
        </mml:mrow>
        <mml:mrow>
          <mml:mn>12</mml:mn>
        </mml:mrow>
      </mml:msub>
      <mml:mo>|</mml:mo>
    </mml:mrow>
  </mml:mfrac>
</mml:math>
</file>

<file path=Object 8/content.xml><?xml version="1.0" encoding="utf-8"?>
<mml:math xmlns:mml="http://www.w3.org/1998/Math/MathML" xmlns:m="http://schemas.openxmlformats.org/officeDocument/2006/math">
  <mml:mover accent="true">
    <mml:mrow>
      <mml:mi>A</mml:mi>
    </mml:mrow>
    <mml:mo>˙</mml:mo>
  </mml:mover>
  <mml:mi> </mml:mi>
  <mml:msqrt>
    <mml:mfrac>
      <mml:mrow>
        <mml:mi>a</mml:mi>
        <mml:mi>m</mml:mi>
        <mml:mi>u</mml:mi>
      </mml:mrow>
      <mml:mrow>
        <mml:mi>e</mml:mi>
        <mml:mi>V</mml:mi>
      </mml:mrow>
    </mml:mfrac>
  </mml:msqrt>
</mml:math>
</file>